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yle-1">
      <style:paragraph-properties fo:line-height="115%"/>
    </style:style>
    <style:style style:name="P2" style:family="paragraph" style:parent-style-name="Style-1">
      <style:text-properties fo:color="#000000" style:font-name="Times New Roman" fo:font-size="16pt" fo:font-weight="bold" style:font-size-asian="16pt" style:font-weight-asian="bold" style:font-name-complex="Arial" style:font-size-complex="16pt" style:font-weight-complex="bold"/>
    </style:style>
    <style:style style:name="P3" style:family="paragraph" style:parent-style-name="Style-1">
      <style:paragraph-properties fo:line-height="115%"/>
      <style:text-properties fo:color="#000000" style:font-name="Times New Roman" fo:font-size="11pt" style:font-size-asian="11pt" style:font-name-complex="Arial" style:font-size-complex="11pt"/>
    </style:style>
    <style:style style:name="P4" style:family="paragraph" style:parent-style-name="Style-1">
      <style:paragraph-properties fo:line-height="115%" fo:text-align="justify" style:justify-single-word="false"/>
      <style:text-properties fo:color="#000000" style:font-name="Times New Roman" fo:font-size="11pt" style:font-size-asian="11pt" style:font-name-complex="Arial" style:font-size-complex="11pt"/>
    </style:style>
    <style:style style:name="P5" style:family="paragraph" style:parent-style-name="Style-1">
      <style:paragraph-properties fo:line-height="115%"/>
      <style:text-properties fo:color="#000000" style:font-name="Times New Roman" fo:font-size="11pt" fo:font-weight="bold" style:font-name-asian="Times New Roman" style:font-size-asian="11pt" style:font-weight-asian="bold" style:font-name-complex="Arial" style:font-size-complex="11pt" style:font-weight-complex="bold"/>
    </style:style>
    <style:style style:name="P6" style:family="paragraph" style:parent-style-name="Style-1">
      <style:paragraph-properties fo:line-height="115%"/>
      <style:text-properties fo:color="#000000" style:font-name="Times New Roman" fo:font-size="11pt" style:font-name-asian="Times New Roman" style:font-size-asian="11pt" style:font-size-complex="11pt"/>
    </style:style>
    <style:style style:name="P7" style:family="paragraph" style:parent-style-name="Style-1">
      <style:paragraph-properties fo:line-height="115%"/>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8" style:family="paragraph" style:parent-style-name="Style-1">
      <style:paragraph-properties fo:line-height="115%">
        <style:tab-stops>
          <style:tab-stop style:position="1.27cm"/>
        </style:tab-stops>
      </style:paragraph-properties>
      <style:text-properties fo:color="#000000" style:font-name="Times New Roman" fo:font-size="12pt" fo:font-weight="bold" style:font-name-asian="Times New Roman" style:font-size-asian="12pt" style:font-weight-asian="bold" style:font-name-complex="Arial" style:font-size-complex="12pt" style:font-weight-complex="bold"/>
    </style:style>
    <style:style style:name="P9" style:family="paragraph" style:parent-style-name="Style-1">
      <style:paragraph-properties fo:line-height="115%"/>
      <style:text-properties fo:color="#000000" style:font-name="Times New Roman" fo:font-size="12pt" fo:font-weight="bold" style:font-name-asian="Times New Roman" style:font-size-asian="12pt" style:font-weight-asian="bold" style:font-size-complex="12pt" style:font-weight-complex="bold"/>
    </style:style>
    <style:style style:name="P10" style:family="paragraph" style:parent-style-name="Style-1">
      <style:paragraph-properties fo:line-height="115%"/>
      <style:text-properties fo:color="#000000" style:font-name="Times New Roman" fo:font-size="12pt" fo:font-weight="bold" officeooo:paragraph-rsid="000bb724" style:font-name-asian="Times New Roman" style:font-size-asian="12pt" style:font-weight-asian="bold" style:font-size-complex="12pt" style:font-weight-complex="bold"/>
    </style:style>
    <style:style style:name="P11" style:family="paragraph" style:parent-style-name="Style-1">
      <style:paragraph-properties fo:line-height="115%" fo:text-align="justify" style:justify-single-word="false"/>
      <style:text-properties fo:color="#000000" style:font-name="Times New Roman" fo:font-size="12pt" fo:font-weight="bold" style:font-name-asian="Times New Roman" style:font-size-asian="12pt" style:font-weight-asian="bold" style:font-size-complex="12pt" style:font-weight-complex="bold"/>
    </style:style>
    <style:style style:name="P12" style:family="paragraph" style:parent-style-name="Style-1">
      <style:paragraph-properties fo:line-height="115%" fo:text-align="justify" style:justify-single-word="false"/>
      <style:text-properties fo:color="#000000" style:font-name="Times New Roman" fo:font-size="12pt" fo:font-weight="normal" style:font-name-asian="Times New Roman" style:font-size-asian="12pt" style:font-weight-asian="normal" style:font-name-complex="Arial" style:font-size-complex="12pt" style:font-weight-complex="normal"/>
    </style:style>
    <style:style style:name="P13" style:family="paragraph" style:parent-style-name="Style-1">
      <style:paragraph-properties fo:line-height="115%">
        <style:tab-stops>
          <style:tab-stop style:position="1.27cm"/>
        </style:tab-stops>
      </style:paragraph-properties>
      <style:text-properties fo:color="#000000" style:font-name="Times New Roman" fo:font-size="12pt" style:font-size-asian="12pt" style:font-size-complex="12pt"/>
    </style:style>
    <style:style style:name="P14" style:family="paragraph" style:parent-style-name="Style-1">
      <style:paragraph-properties fo:line-height="115%"/>
      <style:text-properties fo:color="#000000" style:font-name="Times New Roman" fo:font-weight="bold" style:font-weight-asian="bold" style:font-name-complex="Arial" style:font-weight-complex="bold"/>
    </style:style>
    <style:style style:name="P15" style:family="paragraph" style:parent-style-name="Style-1">
      <style:paragraph-properties fo:line-height="115%" fo:text-align="justify" style:justify-single-word="false"/>
      <style:text-properties fo:color="#000000" style:font-name="Times New Roman" fo:font-weight="bold" style:font-weight-asian="bold" style:font-name-complex="Arial" style:font-weight-complex="bold"/>
    </style:style>
    <style:style style:name="P16" style:family="paragraph" style:parent-style-name="Style-1">
      <style:paragraph-properties fo:line-height="115%" fo:text-align="justify" style:justify-single-word="false"/>
      <style:text-properties fo:color="#000000" style:font-name="Times New Roman" fo:font-weight="normal" style:font-weight-asian="normal" style:font-name-complex="Arial" style:font-weight-complex="normal"/>
    </style:style>
    <style:style style:name="P17" style:family="paragraph" style:parent-style-name="Style-1">
      <style:paragraph-properties fo:line-height="115%"/>
      <style:text-properties style:font-name="Times New Roman"/>
    </style:style>
    <style:style style:name="P18" style:family="paragraph" style:parent-style-name="Style-1">
      <style:paragraph-properties fo:line-height="115%" fo:text-align="justify" style:justify-single-word="false"/>
      <style:text-properties style:font-name="Times New Roman"/>
    </style:style>
    <style:style style:name="P19" style:family="paragraph" style:parent-style-name="Style-1">
      <style:paragraph-properties fo:line-height="115%" fo:text-align="justify" style:justify-single-word="false">
        <style:tab-stops>
          <style:tab-stop style:position="1.27cm"/>
        </style:tab-stops>
      </style:paragraph-properties>
      <style:text-properties style:font-name="Times New Roman"/>
    </style:style>
    <style:style style:name="P20" style:family="paragraph" style:parent-style-name="ListStyle">
      <style:paragraph-properties fo:line-height="115%">
        <style:tab-stops>
          <style:tab-stop style:position="1.27cm"/>
        </style:tab-stops>
      </style:paragraph-properties>
      <style:text-properties style:font-name="Times New Roman"/>
    </style:style>
    <style:style style:name="P21" style:family="paragraph" style:parent-style-name="ListStyle" style:list-style-name="WW8Num1">
      <style:paragraph-properties fo:line-height="115%">
        <style:tab-stops>
          <style:tab-stop style:position="1.27cm"/>
        </style:tab-stops>
      </style:paragraph-properties>
      <style:text-properties style:font-name="Times New Roman"/>
    </style:style>
    <style:style style:name="P22" style:family="paragraph" style:parent-style-name="ListStyle" style:list-style-name="WW8Num2">
      <style:paragraph-properties fo:line-height="115%">
        <style:tab-stops>
          <style:tab-stop style:position="1.27cm"/>
        </style:tab-stops>
      </style:paragraph-properties>
      <style:text-properties style:font-name="Times New Roman"/>
    </style:style>
    <style:style style:name="P23" style:family="paragraph" style:parent-style-name="ListStyle" style:list-style-name="WW8Num3">
      <style:paragraph-properties fo:line-height="115%">
        <style:tab-stops>
          <style:tab-stop style:position="1.27cm"/>
        </style:tab-stops>
      </style:paragraph-properties>
      <style:text-properties style:font-name="Times New Roman"/>
    </style:style>
    <style:style style:name="P24" style:family="paragraph" style:parent-style-name="ListStyle" style:list-style-name="WW8Num4">
      <style:paragraph-properties fo:line-height="115%" fo:text-align="justify" style:justify-single-word="false">
        <style:tab-stops>
          <style:tab-stop style:position="1.27cm"/>
        </style:tab-stops>
      </style:paragraph-properties>
      <style:text-properties style:font-name="Times New Roman"/>
    </style:style>
    <style:style style:name="P25" style:family="paragraph" style:parent-style-name="ListStyle" style:list-style-name="WW8Num1">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6" style:family="paragraph" style:parent-style-name="ListStyle" style:list-style-name="WW8Num2">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7" style:family="paragraph" style:parent-style-name="ListStyle" style:list-style-name="WW8Num3">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8" style:family="paragraph" style:parent-style-name="ListStyle" style:list-style-name="WW8Num5">
      <style:paragraph-properties fo:line-height="115%">
        <style:tab-stops>
          <style:tab-stop style:position="1.27cm"/>
        </style:tab-stops>
      </style:paragraph-properties>
      <style:text-properties fo:color="#000000" style:font-name="Times New Roman" fo:font-size="12pt" style:font-name-asian="Times New Roman" style:font-size-asian="12pt" style:font-size-complex="12pt"/>
    </style:style>
    <style:style style:name="P29" style:family="paragraph" style:parent-style-name="ListStyle" style:list-style-name="WW8Num4">
      <style:paragraph-properties fo:line-height="115%" fo:text-align="justify" style:justify-single-word="false">
        <style:tab-stops>
          <style:tab-stop style:position="1.27cm"/>
        </style:tab-stops>
      </style:paragraph-properties>
      <style:text-properties fo:color="#000000" style:font-name="Times New Roman" fo:font-size="12pt" style:font-name-asian="Times New Roman" style:font-size-asian="12pt" style:font-size-complex="12pt"/>
    </style:style>
    <style:style style:name="P30" style:family="paragraph" style:parent-style-name="Style-1">
      <style:paragraph-properties fo:line-height="115%" fo:text-align="justify" style:justify-single-word="false"/>
      <style:text-properties style:font-name="Times New Roman" officeooo:paragraph-rsid="001944a6"/>
    </style:style>
    <style:style style:name="P31" style:family="paragraph" style:parent-style-name="Style-1">
      <style:paragraph-properties fo:line-height="115%"/>
      <style:text-properties style:font-name="Times New Roman" officeooo:paragraph-rsid="001944a6"/>
    </style:style>
    <style:style style:name="P32" style:family="paragraph" style:parent-style-name="Style-1" style:list-style-name="L1">
      <style:paragraph-properties fo:line-height="115%"/>
      <style:text-properties style:font-name="Times New Roman" officeooo:paragraph-rsid="001944a6"/>
    </style:style>
    <style:style style:name="P33" style:family="paragraph" style:parent-style-name="Style-1" style:list-style-name="L1">
      <style:paragraph-properties fo:line-height="115%"/>
      <style:text-properties style:font-name="Times New Roman" fo:font-weight="normal" officeooo:paragraph-rsid="001944a6" style:font-weight-asian="normal" style:font-weight-complex="normal"/>
    </style:style>
    <style:style style:name="P34" style:family="paragraph" style:parent-style-name="Style-1">
      <style:paragraph-properties fo:line-height="115%" fo:text-align="justify" style:justify-single-word="false"/>
      <style:text-properties fo:color="#000000" style:font-name="Times New Roman" fo:font-size="12pt" fo:font-weight="bold" officeooo:paragraph-rsid="001944a6" style:font-name-asian="Times New Roman" style:font-size-asian="12pt" style:font-weight-asian="bold" style:font-name-complex="Arial" style:font-size-complex="12pt" style:font-weight-complex="bold"/>
    </style:style>
    <style:style style:name="P35" style:family="paragraph" style:parent-style-name="Style-1">
      <style:paragraph-properties fo:line-height="115%"/>
      <style:text-properties fo:color="#000000" style:font-name="Times New Roman" fo:font-size="12pt" fo:font-weight="bold" officeooo:paragraph-rsid="001944a6" style:font-name-asian="Times New Roman" style:font-size-asian="12pt" style:font-weight-asian="bold" style:font-size-complex="12pt" style:font-weight-complex="bold"/>
    </style:style>
    <style:style style:name="P36" style:family="paragraph" style:parent-style-name="Style-1">
      <style:paragraph-properties fo:line-height="115%"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T1" style:family="text">
      <style:text-properties fo:color="#000000" fo:font-size="12pt" fo:font-weight="bold" style:font-name-asian="Times New Roman" style:font-size-asian="12pt" style:font-weight-asian="bold" style:font-size-complex="12pt" style:font-weight-complex="bold"/>
    </style:style>
    <style:style style:name="T2" style:family="text">
      <style:text-properties fo:color="#000000" fo:font-size="12pt" fo:font-weight="bold" style:font-name-asian="Times New Roman" style:font-size-asian="12pt" style:font-weight-asian="bold" style:font-name-complex="Arial" style:font-size-complex="12pt" style:font-weight-complex="bold"/>
    </style:style>
    <style:style style:name="T3" style:family="text">
      <style:text-properties fo:color="#000000" fo:font-size="12pt" style:font-name-asian="Times New Roman" style:font-size-asian="12pt" style:font-size-complex="12pt"/>
    </style:style>
    <style:style style:name="T4" style:family="text">
      <style:text-properties fo:color="#000000" fo:font-size="12pt" style:font-name-asian="Times New Roman" style:font-size-asian="12pt" style:font-size-complex="12pt" style:font-weight-complex="bold"/>
    </style:style>
    <style:style style:name="T5" style:family="text">
      <style:text-properties fo:color="#000000" fo:font-size="12pt" officeooo:rsid="0017d7b2" style:font-name-asian="Times New Roman" style:font-size-asian="12pt" style:font-size-complex="12pt"/>
    </style:style>
    <style:style style:name="T6" style:family="text">
      <style:text-properties fo:color="#000000" fo:font-size="12pt" officeooo:rsid="001944a6" style:font-name-asian="Times New Roman" style:font-size-asian="12pt" style:font-size-complex="12pt"/>
    </style:style>
    <style:style style:name="T7" style:family="text">
      <style:text-properties fo:color="#000000" fo:font-size="12pt" style:font-name-asian="Times New Roman" style:font-size-asian="12pt" style:font-name-complex="Arial" style:font-size-complex="12pt"/>
    </style:style>
    <style:style style:name="T8" style:family="text">
      <style:text-properties fo:color="#000000" fo:font-size="12pt" officeooo:rsid="0016dfc7" style:font-name-asian="Times New Roman" style:font-size-asian="12pt" style:font-name-complex="Arial" style:font-size-complex="12pt"/>
    </style:style>
    <style:style style:name="T9" style:family="text">
      <style:text-properties fo:color="#000000" fo:font-size="12pt" fo:font-weight="normal" style:font-name-asian="Times New Roman" style:font-size-asian="12pt" style:font-weight-asian="normal" style:font-size-complex="12pt" style:font-weight-complex="normal"/>
    </style:style>
    <style:style style:name="T10" style:family="text">
      <style:text-properties fo:color="#000000" fo:font-size="12pt" fo:font-weight="normal" officeooo:rsid="001944a6" style:font-name-asian="Times New Roman" style:font-size-asian="12pt" style:font-weight-asian="normal" style:font-size-complex="12pt" style:font-weight-complex="normal"/>
    </style:style>
    <style:style style:name="T11" style:family="text">
      <style:text-properties fo:color="#000000" fo:font-size="12pt" fo:font-weight="normal" style:font-name-asian="Times New Roman" style:font-size-asian="12pt" style:font-weight-asian="normal" style:font-name-complex="Arial" style:font-size-complex="12pt" style:font-weight-complex="normal"/>
    </style:style>
    <style:style style:name="T12" style:family="text">
      <style:text-properties fo:color="#000000" fo:font-size="12pt" style:font-size-asian="12pt" style:font-name-complex="Arial" style:font-size-complex="12pt"/>
    </style:style>
    <style:style style:name="T13" style:family="text">
      <style:text-properties fo:color="#000000" style:font-name="Times New Roman" fo:font-size="12pt" style:text-underline-style="none" fo:font-weight="bold" style:font-name-asian="Times New Roman" style:font-size-asian="12pt" style:font-weight-asian="bold" style:font-name-complex="Arial" style:font-size-complex="12pt" style:font-weight-complex="bold"/>
    </style:style>
    <style:style style:name="T14" style:family="text">
      <style:text-properties fo:color="#000000" style:font-name="Times new roman" fo:font-size="12pt" fo:font-weight="bold" officeooo:rsid="00481854" fo:background-color="#ffff99" style:font-name-asian="Times New Roman" style:font-size-asian="12pt" style:font-weight-asian="bold" style:font-size-complex="12pt" style:font-weight-complex="bold"/>
    </style:style>
    <style:style style:name="T15" style:family="text">
      <style:text-properties fo:color="#000000" style:font-name="Times new roman" fo:font-size="12pt" fo:font-weight="normal" officeooo:rsid="00481854" fo:background-color="#ffff99" style:font-name-asian="Times New Roman" style:font-size-asian="12pt" style:font-weight-asian="normal" style:font-size-complex="12pt" style:font-weight-complex="normal"/>
    </style:style>
    <style:style style:name="T16" style:family="text">
      <style:text-properties fo:color="#000000" style:font-name="Times new roman" fo:font-size="12pt" fo:font-weight="normal" officeooo:rsid="00481854" fo:background-color="transparent" style:font-name-asian="Times New Roman" style:font-size-asian="12pt" style:font-weight-asian="normal" style:font-size-complex="12pt" style:font-weight-complex="normal"/>
    </style:style>
    <style:style style:name="T17" style:family="text">
      <style:text-properties officeooo:rsid="000bb724"/>
    </style:style>
    <style:style style:name="T18" style:family="text">
      <style:text-properties officeooo:rsid="001944a6"/>
    </style:style>
    <style:style style:name="T19" style:family="text">
      <style:text-properties fo:font-weight="normal"/>
    </style:style>
    <style:style style:name="T20" style:family="text">
      <style:text-properties fo:font-weight="normal" officeooo:rsid="001944a6" style:font-weight-asian="normal" style:font-weight-complex="normal"/>
    </style:style>
    <style:style style:name="T21" style:family="text">
      <style:text-properties style:font-weight-asian="normal"/>
    </style:style>
    <style:style style:name="T22"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Stories</text:p>
      <text:p text:style-name="P3"/>
      <text:p text:style-name="P7">User Story 1</text:p>
      <text:p text:style-name="P7"/>
      <text:p text:style-name="P17"><text:span text:style-name="T1">Title:</text:span><text:span text:style-name="T3"> Opening Mancala environment for the first time</text:span></text:p>
      <text:p text:style-name="P18"><text:span text:style-name="T1">Precondition: </text:span><text:span text:style-name="T9">Computer is working. Computer users Bob and Andy would like to play Mancala game for the first time.</text:span></text:p>
      <text:p text:style-name="P9">Action:</text:p>
      <text:p text:style-name="P17"><text:span text:style-name="T12">• </text:span><text:span text:style-name="T3">Bob finds the icon of Mancala game on Desktop</text:span></text:p>
      <text:p text:style-name="P17"><text:span text:style-name="T12">• Bob makes d</text:span><text:span text:style-name="T7">ouble click on the Mancala icon</text:span></text:p>
      <text:p text:style-name="P18"><text:span text:style-name="T1">Post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decision to “Start” a game or <text:s/>get “Help”.</text:span></text:p>
      <text:p text:style-name="P5"><text:tab/> <text:tab/></text:p>
      <text:p text:style-name="P8">User Story 2</text:p>
      <text:p text:style-name="P20"/>
      <text:p text:style-name="P17"><text:span text:style-name="T1">Title:</text:span><text:span text:style-name="T3"> Learning how to play Mancala</text:span></text:p>
      <text:p text:style-name="P18"><text:span text:style-name="T1">Pre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get “Help”.</text:span></text:p>
      <text:p text:style-name="P9">Action:</text:p>
      <text:p text:style-name="P17"><text:span text:style-name="T12">• </text:span><text:span text:style-name="T7">Bob push</text:span><text:span text:style-name="T8">es</text:span><text:span text:style-name="T7"> the “Help” button</text:span></text:p>
      <text:p text:style-name="P18"><text:span text:style-name="T2">Postcondition: </text:span><text:span text:style-name="T11">Small window with text is opened in the middle of <text:s/>the gaming environment.</text:span></text:p>
      <text:p text:style-name="P12"><text:s/>There is instruction about how to play Mancala game. Bob and Andy read the rules.</text:p>
      <text:p text:style-name="P20"/>
      <text:p text:style-name="P8">User Story 3</text:p>
      <text:p text:style-name="P13"/>
      <text:p text:style-name="P17"><text:span text:style-name="T1">Title:</text:span><text:span text:style-name="T3"> Starting Mancala game for the first time</text:span></text:p>
      <text:p text:style-name="P18"><text:span text:style-name="T1">Precondition: </text:span><text:span text:style-name="T9">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confirmation to start a game.</text:span></text:p>
      <text:p text:style-name="P10">Action:<text:span text:style-name="T17"> </text:span></text:p>
      <text:p text:style-name="P17"><text:span text:style-name="T12">• </text:span><text:span text:style-name="T3">Bob push</text:span><text:span text:style-name="T5">es</text:span><text:span text:style-name="T3"> the “Start” button</text:span></text:p>
      <text:p text:style-name="P19"><text:span text:style-name="T2">Postcondition: </text:span><text:span text:style-name="T11">Bob and Andy see the same board, which consist 2 large cup – i.e. Stores and 12 small pits that contain 4 stones each. Its also indicated which 6 pits belong to Bob and which 6 pits at the opponent side to <text:s/>Andy. Application is waiting for Bob first move – Bob have to select the pit with stones on his side.</text:span></text:p>
      <text:p text:style-name="P3"/>
      <text:p text:style-name="P9">User Story 4</text:p>
      <text:p text:style-name="P17"/>
      <text:p text:style-name="P17"><text:soft-page-break/><text:span text:style-name="T1">Title:</text:span><text:span text:style-name="T3"> Bob gets 1 captured stone by the first move </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3b on his side.</text:span></text:p>
      <text:p text:style-name="P17"><text:span text:style-name="T12">• </text:span><text:span text:style-name="T3">The stones go one by one into every next pit.</text:span></text:p>
      <text:p text:style-name="P17"><text:span text:style-name="T12">• </text:span><text:span text:style-name="T3">One stone falls to Bob’s store.</text:span></text:p>
      <text:p text:style-name="P17"><text:span text:style-name="T12">• </text:span><text:span text:style-name="T3">The last stone falls to Andy’s first pit.</text:span></text:p>
      <text:p text:style-name="P18"><text:span text:style-name="T1">Postcondition: </text:span><text:span text:style-name="T3">Bob's stone layout is 4, 4, 4, 0, 5, 5. Bob's store has 1 stone in it. Andy's stone layout is 5, 4, 4, 4, 4, 4. Andy's store has 0 stones in it. It's Andy’s turn.</text:span></text:p>
      <text:p text:style-name="P3"><text:tab/> <text:tab/></text:p>
      <text:p text:style-name="P9">User Story 5</text:p>
      <text:p text:style-name="P9"/>
      <text:p text:style-name="P17"><text:span text:style-name="T1">Title:</text:span><text:span text:style-name="T3"> Andy gets free turn</text:span></text:p>
      <text:p text:style-name="P18"><text:span text:style-name="T1">Precondition: </text:span><text:span text:style-name="T3">Bob's stone layout is 4, 4, 4, 0, 5, 5 Andy's stone layout is 5, 4, 4, 4, 4, 4. Andy's <text:s text:c="2"/>store has 0 stones in it. It's Andy’s turn.</text:span></text:p>
      <text:p text:style-name="P9">Action:</text:p>
      <text:list xml:id="list827637189" text:style-name="WW8Num1">
        <text:list-item>
          <text:p text:style-name="P21"><text:span text:style-name="T3">Andy selects pit 4a on his side.</text:span><text:span text:style-name="T12"><text:tab/></text:span></text:p>
        </text:list-item>
        <text:list-item>
          <text:p text:style-name="P25">The stones go one by one into every next pit.</text:p>
        </text:list-item>
        <text:list-item>
          <text:p text:style-name="P25">The last stone falls to Andy’s store.</text:p>
        </text:list-item>
        <text:list-item>
          <text:p text:style-name="P25">Andy gets free turn.</text:p>
        </text:list-item>
      </text:list>
      <text:p text:style-name="P18"><text:span text:style-name="T1">Postcondition:</text:span><text:span text:style-name="T3"> Bob's stone layout is 4, 4, 4, 0, 5, 5. Bob's store has 1 stone in it. Andy's stone layout is 5, 4, 0, 5, 5, 5. Andy's store has 1 stone in it. It's Andy’s turn.</text:span></text:p>
      <text:p text:style-name="P4"><text:s/><text:tab/></text:p>
      <text:p text:style-name="P11">User Story 6</text:p>
      <text:p text:style-name="P11"/>
      <text:p text:style-name="P18"><text:span text:style-name="T1">Title: </text:span><text:span text:style-name="T3">Andy plays his free turn</text:span></text:p>
      <text:p text:style-name="P18"><text:span text:style-name="T1">Precondition: </text:span><text:span text:style-name="T3">Bob's stone layout is 4, 4, 4, 0, 5, 5. Bob's store has 1 stone in it. Andy's stone layout is 5, 4, 0, 5, 5, 5. Andy's store has 1 stone in it. It's Andy’s turn.</text:span></text:p>
      <text:p text:style-name="P17"><text:span text:style-name="T1">Action:</text:span><text:span text:style-name="T12"><text:tab/></text:span></text:p>
      <text:list xml:id="list1190410179" text:style-name="WW8Num2">
        <text:list-item>
          <text:p text:style-name="P22"><text:span text:style-name="T3">Andy selects pit 5a on his side.</text:span><text:span text:style-name="T12"><text:tab/></text:span></text:p>
        </text:list-item>
        <text:list-item>
          <text:p text:style-name="P26">The stones go one by one into every next pit.</text:p>
        </text:list-item>
        <text:list-item>
          <text:p text:style-name="P26">The last stone falls to Andy's pit 1a.</text:p>
        </text:list-item>
      </text:list>
      <text:p text:style-name="P18"><text:span text:style-name="T1">Postcondition:</text:span><text:span text:style-name="T3"> Bob's stone layout is 4, 4, 4, 0, 5, 5. Bob's store has 1 stone in it. Andy's stone layout is 5, 0, 1, 6, 6, 6. Andy's store has 1 stone in it. It's Bob’s turn.</text:span></text:p>
      <text:p text:style-name="P3"/>
      <text:p text:style-name="P9">User Story 7</text:p>
      <text:p text:style-name="P9"/>
      <text:p text:style-name="P17"><text:span text:style-name="T1">Title: </text:span><text:span text:style-name="T3">Stuffing the opposite pit</text:span></text:p>
      <text:p text:style-name="P18"><text:soft-page-break/><text:span text:style-name="T1">Precondition: </text:span><text:span text:style-name="T3">Bob's stone layout is 4, 4, 0, 1, 0, 7. Bob's store has 3 stones in it. Andy's stone layout is 6, 1, 2, 7, 6, 6. Andy's store has 1 stone in it. Bob is hoping to get to pit 2b in his next turn to capture Andy’s stones from pit 5a. It’s Andy’s turn.</text:span></text:p>
      <text:p text:style-name="P9">Action:</text:p>
      <text:list xml:id="list2088737564" text:style-name="WW8Num3">
        <text:list-item>
          <text:p text:style-name="P27">Andy selects pit 6a on his side.</text:p>
        </text:list-item>
        <text:list-item>
          <text:p text:style-name="P27">The stones go one by one into Andy’s every pit.</text:p>
        </text:list-item>
        <text:list-item>
          <text:p text:style-name="P27">Last stone falls into Andy’s store, Andy gets free turn.</text:p>
        </text:list-item>
        <text:list-item>
          <text:p text:style-name="P27">Andy selects pit 1a.</text:p>
        </text:list-item>
        <text:list-item>
          <text:p text:style-name="P27">First stone falls into Andy’s store.</text:p>
        </text:list-item>
        <text:list-item>
          <text:p text:style-name="P27">Other stones go one by one into Bob’s every pit.</text:p>
        </text:list-item>
      </text:list>
      <text:p text:style-name="P18"><text:span text:style-name="T1">Postcondition: </text:span><text:span text:style-name="T3">Bob's stone layout is 5, 5, 1, 2, 1, 8. Bob's store has 3 stones in it. Andy's stone layout is 0, 2, 3, 8, 7, 0. Andy's store has 3 stones in it. It’s Bob’s turn and he hasn’t got chance to capture Andy’s stones.</text:span></text:p>
      <text:p text:style-name="P3"/>
      <text:p text:style-name="P11">User Story 8</text:p>
      <text:p text:style-name="P11"/>
      <text:p text:style-name="P18"><text:span text:style-name="T1">Title: </text:span><text:span text:style-name="T3">Capturing opponent's stones</text:span></text:p>
      <text:p text:style-name="P18"><text:span text:style-name="T1">Precondition: </text:span><text:span text:style-name="T3">Bob's stone layout is 5, 0, 2, 0, 0, 11. Bob's store has 6 stones in it. Andy's stone layout is 1, 2, 3, 8, 7, 0. Andy's store has 3 stones in it. It's Andy’s turn.</text:span></text:p>
      <text:p text:style-name="P18"><text:span text:style-name="T1">Action:</text:span><text:span text:style-name="T12"><text:tab/></text:span></text:p>
      <text:list xml:id="list1071987210" text:style-name="WW8Num4">
        <text:list-item>
          <text:p text:style-name="P24"><text:span text:style-name="T3">Andy selects pit 4a on his side.</text:span><text:span text:style-name="T12"><text:tab/></text:span></text:p>
        </text:list-item>
        <text:list-item>
          <text:p text:style-name="P29">The stones go one by one into every next pit.</text:p>
        </text:list-item>
        <text:list-item>
          <text:p text:style-name="P29">The last stone falls to Andy's empty pit 1a.</text:p>
        </text:list-item>
        <text:list-item>
          <text:p text:style-name="P29">The stone from Andy's pit 1a and stones from Bob's opposite 6b pit go to Andy's store.</text:p>
        </text:list-item>
      </text:list>
      <text:p text:style-name="P18"><text:span text:style-name="T1">Postcondition: </text:span><text:span text:style-name="T3">Bob's stone layout is 0, 0, 2, 0, 0, 11. Bob's store has 6 stones in it. Andy's stone layout is 1, 2, 0, 9, 8, 0. Andy's store has 9 stones in it. It’s Bob’s turn.</text:span></text:p>
      <text:p text:style-name="P3"/>
      <text:p text:style-name="P9">User Story 9</text:p>
      <text:p text:style-name="P9"/>
      <text:p text:style-name="P17"><text:span text:style-name="T1">Title: </text:span><text:span text:style-name="T3">Skipping opponent's store</text:span></text:p>
      <text:p text:style-name="P17"><text:span text:style-name="T1">Precondition: </text:span><text:span text:style-name="T3">Bob's stone layout is 0, 0, 0, 1, 0, 11. Bob's store has 9 stones in it. Andy's stone layout is 0, 1, 0, 9, 8, 0. Andy's store has 9 stones in it. It’s Bob’s turn.</text:span></text:p>
      <text:p text:style-name="P9">Action:</text:p>
      <text:list xml:id="list1857148778" text:style-name="WW8Num5">
        <text:list-item>
          <text:p text:style-name="P28">Bob selects pit 1b from his side.</text:p>
        </text:list-item>
        <text:list-item>
          <text:p text:style-name="P28">First stone falls to Bob’s store.</text:p>
        </text:list-item>
        <text:list-item>
          <text:p text:style-name="P28">The stones go one by one into Andy’s every pit.</text:p>
        </text:list-item>
        <text:list-item>
          <text:p text:style-name="P28">No stone falls into Andy’s store, it’s skipped.</text:p>
        </text:list-item>
        <text:list-item>
          <text:p text:style-name="P28">The stones go one by one into Bob’s every next pit.</text:p>
        </text:list-item>
        <text:list-item>
          <text:p text:style-name="P28">The last stone falls to Bob’s pit 3b.</text:p>
        </text:list-item>
      </text:list>
      <text:p text:style-name="P18"><text:span text:style-name="T1">Postcondition: </text:span><text:span text:style-name="T3">Bob's stone layout is 1, 1, 1, 2, 0, 0. Bob's store has 10 stones in it. Andy's stone layout is 1, 2, 1, 10, 9, 1. Andy's store has 9 stones in it. It’s Andy’s turn.</text:span></text:p>
      <text:p text:style-name="P18"/>
      <text:p text:style-name="P9">User Story 10</text:p>
      <text:p text:style-name="P9"><text:soft-page-break/></text:p>
      <text:p text:style-name="P17"><text:span text:style-name="T1">Title: </text:span><text:span text:style-name="T3">Hoarding stones in the pit </text:span></text:p>
      <text:p text:style-name="P18"><text:span text:style-name="T1">Precondition: </text:span><text:span text:style-name="T3">Bob's stone layout is 1, 1, 1, 0, 1, 0. Bob's store has 12 stones in it. Andy's stone layout is 0, 2, 0, 11, 9, 0. Andy's store has 10 stones in it. It’s Andy’s turn.</text:span></text:p>
      <text:p text:style-name="P9">Action:</text:p>
      <text:list xml:id="list165923501" text:continue-list="list2088737564" text:style-name="WW8Num3">
        <text:list-item>
          <text:p text:style-name="P27">Andy selects pit 5a from his side.</text:p>
        </text:list-item>
        <text:list-item>
          <text:p text:style-name="P27">First stone falls in Andy’s pit 4a.</text:p>
        </text:list-item>
        <text:list-item>
          <text:p text:style-name="P27">Second stone falls into Andy’s pit 3a.</text:p>
        </text:list-item>
      </text:list>
      <text:p text:style-name="P18"><text:span text:style-name="T1">Postcondition: </text:span><text:span text:style-name="T3">Bob's stone layout is 1, 1, 1, 0, 1, 0. Bob's store has 12 stones in it. Andy's stone layout is 0, 0, 1, 12, 9, 0. Andy's store has 10 stones in it. It’s Bob’s turn.</text:span></text:p>
      <text:p text:style-name="P3"/>
      <text:p text:style-name="P9">User Story 11</text:p>
      <text:p text:style-name="P9"/>
      <text:p text:style-name="P17"><text:span text:style-name="T1">Title: </text:span><text:span text:style-name="T3">Andy captures three stones from his pit</text:span></text:p>
      <text:p text:style-name="P18"><text:span text:style-name="T1">Precondition: </text:span><text:span text:style-name="T3">Bob's stone layout is 1, 1, 0, 0, 1, 0. Bob's store has 14 stones in it. Andy's stone layout is 0, 0, 0, 12, 9, 0. Andy's store has 10 stones in it. It’s Andy’s turn.</text:span></text:p>
      <text:p text:style-name="P9">Action:</text:p>
      <text:list xml:id="list539654885" text:continue-numbering="true" text:style-name="WW8Num3">
        <text:list-item>
          <text:p text:style-name="P27">Andy selects pit 2a from his side.</text:p>
        </text:list-item>
        <text:list-item>
          <text:p text:style-name="P27">First stone falls in Andy’s pit 1a.</text:p>
        </text:list-item>
        <text:list-item>
          <text:p text:style-name="P27">Second stone falls into Andy’s store.</text:p>
        </text:list-item>
        <text:list-item>
          <text:p text:style-name="P27">The stones go one by one into Bob’s every next pit, skipping the Bob's store.</text:p>
        </text:list-item>
        <text:list-item>
          <text:p text:style-name="P27">The last stone falls into Andy’s pit 6a.</text:p>
        </text:list-item>
        <text:list-item>
          <text:p text:style-name="P27">The stone from Andy's pit 6a and stone from Bob's opposite pit 1b go to Andy's store.</text:p>
        </text:list-item>
      </text:list>
      <text:p text:style-name="P18"><text:span text:style-name="T1">Postcondition: </text:span><text:span text:style-name="T3">Bob's stone layout is 2, 2, 1, 1, 2, 0. Bob's store has 14 stones in it. Andy's stone layout is 0, 0, 0, 12, 0, 1. Andy's store has 13 stones in it. It’s Bob’s turn.</text:span></text:p>
      <text:p text:style-name="P6"/>
      <text:p text:style-name="P9">User Story 12</text:p>
      <text:p text:style-name="P9"/>
      <text:p text:style-name="P17"><text:span text:style-name="T1">Title: </text:span><text:span text:style-name="T4">Andy chooses first pit on his side and wins the game </text:span></text:p>
      <text:p text:style-name="P18"><text:span text:style-name="T1">Precondition: </text:span><text:span text:style-name="T3">Bob's stone layout is 0, 0, 0, 0, 1, 0. Bob's store has 21 stones in it. Andy's stone layout is 1, 0, 0, 1, 0, 0. Andy's store has 24 stones in it. It’s Andy’s turn.</text:span></text:p>
      <text:p text:style-name="P9">Action:</text:p>
      <text:list xml:id="list1275446517" text:continue-numbering="true" text:style-name="WW8Num3">
        <text:list-item>
          <text:p text:style-name="P27">Andy selects pit 6a from his side.</text:p>
        </text:list-item>
        <text:list-item>
          <text:p text:style-name="P27">Stone falls in Andy’s pit 5a.</text:p>
        </text:list-item>
        <text:list-item>
          <text:p text:style-name="P27">The stone from Andy's pit 5a and stone from Bob's opposite pit 2b go to Andy's store.</text:p>
        </text:list-item>
        <text:list-item>
          <text:p text:style-name="P27">There are no more stones on Bob's side and game ends, Andy win the game</text:p>
        </text:list-item>
      </text:list>
      <text:p text:style-name="P18"><text:span text:style-name="T1">Postcondition: </text:span><text:span text:style-name="T3">Bob's stone layout is 0, 0, 0, 0, 0, 0. Bob's store has 21 stones in it. Andy's stone layout is 0, 0, 0, 1, 0, 0. Andy's store has 26 stones in it. Andy win the game.</text:span></text:p>
      <text:p text:style-name="P6"/>
      <text:p text:style-name="P9">User Story 13</text:p>
      <text:p text:style-name="P9"/>
      <text:p text:style-name="P17"><text:span text:style-name="T1">Title: </text:span><text:span text:style-name="T9">Moving left stones to Andy's store after game ends.</text:span></text:p>
      <text:p text:style-name="P18"><text:soft-page-break/><text:span text:style-name="T1">Precondition: </text:span><text:span text:style-name="T3">Bob's stone layout is 0, 0, 0, 0, 0, 0. Bob's store has 21 stones in it. Andy's stone layout is 0, 0, 0, 1, 0, 0. Andy's store has 26 stones in it. Game ended.</text:span></text:p>
      <text:p text:style-name="P9">Action:</text:p>
      <text:list xml:id="list1315130385" text:continue-numbering="true" text:style-name="WW8Num3">
        <text:list-item>
          <text:p text:style-name="P27">Game ended, its no more stones on Bob's side</text:p>
        </text:list-item>
        <text:list-item>
          <text:p text:style-name="P27">Stone from pit 3a on Andy's side goes to Andy's store.</text:p>
        </text:list-item>
      </text:list>
      <text:p text:style-name="P18"><text:span text:style-name="T2">Postcondition:</text:span><text:span text:style-name="T11"> Bob's stone layout is 0, 0, 0, 0, 0, 0. Bob's store has 21 stones in it. Andy's stone layout is 0, 0, 0, 0, 0, 0. Andy's store has 27 stones in it.</text:span></text:p>
      <text:p text:style-name="P15"/>
      <text:p text:style-name="P7">User Story 14</text:p>
      <text:p text:style-name="P14"/>
      <text:p text:style-name="P17"><text:span text:style-name="T1">Title:</text:span><text:span text:style-name="T3"> Counting stones in stores</text:span></text:p>
      <text:p text:style-name="P18"><text:span text:style-name="T1">Precondition: </text:span><text:span text:style-name="T9">Game ended, there are no more stones left in a pits. All stones are in stores.</text:span></text:p>
      <text:p text:style-name="P9">Action:</text:p>
      <text:list xml:id="list1423823342" text:continue-numbering="true" text:style-name="WW8Num3">
        <text:list-item>
          <text:p text:style-name="P23"><text:span text:style-name="T3">S</text:span><text:span text:style-name="T7">mall window opens in the middle of the gaming environment</text:span></text:p>
        </text:list-item>
        <text:list-item>
          <text:p text:style-name="P27">Game environment count the number of the stones in every store: Bob store and Andy store</text:p>
        </text:list-item>
      </text:list>
      <text:p text:style-name="P18"><text:span text:style-name="T2">Postcondition:</text:span><text:span text:style-name="T11"> In small window in the middle of the gaming environment see Bob and Andy final count of the stones in every store. Andy is winner of the game – he have more stones in store. Gaming environment offer Bob and Andy to play game again.</text:span></text:p>
      <text:p text:style-name="P16"/>
      <text:p text:style-name="P7">User Story 16</text:p>
      <text:p text:style-name="P14"/>
      <text:p text:style-name="P17"><text:span text:style-name="T1">Title:</text:span><text:span text:style-name="T3"> Starting Mancala game immediately after the first game is over.</text:span></text:p>
      <text:p text:style-name="P18"><text:span text:style-name="T1">Precondition: </text:span><text:span text:style-name="T11">In small window in the middle of the gaming environment Bob and Andy see final count of the stones in every store. Andy is winner of the game – he has more stones in store. Gaming environment offers Bob and Andy to play game again.</text:span></text:p>
      <text:p text:style-name="P9">Action:</text:p>
      <text:p text:style-name="P17"><text:span text:style-name="T12">• </text:span><text:span text:style-name="T3">Bob pushes the “Play again” button</text:span></text:p>
      <text:p text:style-name="P18"><text:span text:style-name="T2">Postcondition: </text:span><text:span text:style-name="T11">Game window is opened and gaming environment is displayed. There Bob and Andy see the board, which consist 2 large cup – i.e. Stores and 12 small pits that contain 4 stones each. Its also indicated which 6 pits belong to Bob and which 6 pits at the opponent side to <text:s/>Andy. Application is waiting for Bob to click on one of the pit.</text:span></text:p>
      <text:p text:style-name="P17"/>
      <text:p text:style-name="P1"><text:span text:style-name="Internet_20_link"><text:span text:style-name="T13">User Story 17</text:span></text:span></text:p>
      <text:p text:style-name="P14"/>
      <text:p text:style-name="P17"><text:span text:style-name="T1">Title:</text:span><text:span text:style-name="T3"> Bob hoards the stones on his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6b on his side.</text:span></text:p>
      <text:p text:style-name="P17"><text:span text:style-name="T12">• </text:span><text:span text:style-name="T3">The stones go one by one into every next pit.</text:span></text:p>
      <text:p text:style-name="P17"><text:soft-page-break/><text:span text:style-name="T12">• </text:span><text:span text:style-name="T3">The last stone falls to Bob’s pit 2b.</text:span></text:p>
      <text:p text:style-name="P18"><text:span text:style-name="T2">Postcondition: </text:span><text:span text:style-name="T7">Bob's stone layout is 0, 5, 5, 5, 5, 4. Bob's store has 0 stones in it. Andy's stone layout is 4, 4, 4, 4, 4, 4. Andy's store has 0 stones in it. It's Andy’s turn.</text:span></text:p>
      <text:p text:style-name="P4"/>
      <text:p text:style-name="P1"><text:span text:style-name="Internet_20_link"><text:span text:style-name="T13">User Story 18</text:span></text:span></text:p>
      <text:p text:style-name="P14"/>
      <text:p text:style-name="P17"><text:span text:style-name="T1">Title:</text:span><text:span text:style-name="T3"> Bob hoards the stones on the opponent side by the first move</text:span></text:p>
      <text:p text:style-name="P18"><text:span text:style-name="T1">Precondition: </text:span><text:span text:style-name="T3">Mancala game is started and game environment is displayed. The game environment consists of a board with 2 empty stores (i.e. Mancalas or large pits) and 12 small pits that contain 4 stones each. It is also indicated which pits belong to Bob and which to Andy, and that it is currently Bob's turn. Bob is offered by the application to select a pit on his side and application is waiting for him to click on one of the small pit.</text:span></text:p>
      <text:p text:style-name="P9">Action:</text:p>
      <text:p text:style-name="P17"><text:span text:style-name="T12">• </text:span><text:span text:style-name="T3">Bob selects pit 1b on his side.</text:span></text:p>
      <text:p text:style-name="P17"><text:span text:style-name="T12">• </text:span><text:span text:style-name="T3">The stones go one by one into every next pit.</text:span></text:p>
      <text:p text:style-name="P17"><text:span text:style-name="T7">• </text:span><text:span text:style-name="T3">One stone falls to Bob’s store.</text:span></text:p>
      <text:p text:style-name="P17"><text:span text:style-name="T12">• </text:span><text:span text:style-name="T3">The last stone falls to Andy’s pit 4a.</text:span></text:p>
      <text:p text:style-name="P18"><text:span text:style-name="T2">Postcondition: </text:span><text:span text:style-name="T7">Bob's stone layout is 4, 4, 4, 4, 4, 0. Bob's store has 1 stone in it. Andy's stone layout is 5, 5, 5, 4, 4, 4. Andy's store has 0 stones in it. It's Andy’s turn.</text:span></text:p>
      <text:p text:style-name="P36"/>
      <text:p text:style-name="P34"><text:span text:style-name="T18">User Story 19</text:span></text:p>
      <text:p text:style-name="P34"><text:span text:style-name="T18"/></text:p>
      <text:p text:style-name="P31"><text:span text:style-name="T1">Title:</text:span><text:span text:style-name="T3"> </text:span><text:span text:style-name="T16">Stone falls into an empty pit and opponent's opposite pit is empty</text:span></text:p>
      <text:p text:style-name="P30"><text:span text:style-name="T1">Precondition: </text:span><text:span text:style-name="T9">Bob's stone layout is </text:span><text:span text:style-name="T10">0</text:span><text:span text:style-name="T9">, 1, 0, </text:span><text:span text:style-name="T10">1</text:span><text:span text:style-name="T9">, </text:span><text:span text:style-name="T10">0</text:span><text:span text:style-name="T9">, </text:span><text:span text:style-name="T10">1</text:span><text:span text:style-name="T9">. Bob's store has 1</text:span><text:span text:style-name="T10">8</text:span><text:span text:style-name="T9"> stones in it. Andy's stone layout is </text:span><text:span text:style-name="T10">1</text:span><text:span text:style-name="T9">, </text:span><text:span text:style-name="T10">2</text:span><text:span text:style-name="T9">, 0, </text:span><text:span text:style-name="T10">0</text:span><text:span text:style-name="T9">, </text:span><text:span text:style-name="T10">0</text:span><text:span text:style-name="T9">, 0. Andy's store has </text:span><text:span text:style-name="T10">24 </text:span><text:span text:style-name="T9">stones in it. It’s Andy’s turn.</text:span></text:p>
      <text:p text:style-name="P35">Action:</text:p>
      <text:list xml:id="list494316319" text:style-name="L1">
        <text:list-item>
          <text:p text:style-name="P33"><text:span text:style-name="T6">Andy</text:span><text:span text:style-name="T3"> selects pit </text:span><text:span text:style-name="T6">5a</text:span><text:span text:style-name="T3"> on his side.</text:span></text:p>
        </text:list-item>
        <text:list-item>
          <text:p text:style-name="P33"><text:span text:style-name="T3">The stones go one by one into every next pit.</text:span></text:p>
        </text:list-item>
        <text:list-item>
          <text:p text:style-name="P32"><text:span text:style-name="T9">The last stone falls to Andy’s pit </text:span><text:span text:style-name="T10">3</text:span><text:span text:style-name="T9">a.</text:span></text:p>
        </text:list-item>
      </text:list>
      <text:p text:style-name="P34"><text:span text:style-name="T18">Postcondition: </text:span><text:span text:style-name="T20">Bob's stone layout is 0, 1, 0, 1, 0, 1. Bob's store has 18 stones in it. Andy's stone layout is 1, 0, 1, 1, 0, 0. Andy's store has 24 stones in it. It’s Andy’s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ListStyle" style:family="paragraph">
      <style:paragraph-properties fo:orphans="2" fo:widows="2" fo:hyphenation-ladder-count="no-limit"/>
      <style:text-properties style:use-window-font-color="true" style:font-name="Times New Roman" fo:font-size="10pt" fo:language="en" fo:country="US" style:font-name-asian="Arial" style:font-size-asian="10pt" style:language-asian="zh" style:country-asian="CN" style:font-name-complex="Times New Roman" style:font-size-complex="10pt" style:language-complex="hi" style:country-complex="IN" fo:hyphenate="false" fo:hyphenation-remain-char-count="2" fo:hyphenation-push-char-count="2"/>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a </meta:initial-creator>
    <meta:creation-date>2010-11-28T18:27:08</meta:creation-date>
    <dc:date>2010-11-30T01:00:21</dc:date>
    <dc:creator>Natalja Timofejeva</dc:creator>
    <meta:editing-duration>PT01H35M18S</meta:editing-duration>
    <meta:editing-cycles>13</meta:editing-cycles>
    <meta:generator>OpenOffice.org/3.2$Unix OpenOffice.org_project/320m19$Build-9505</meta:generator>
    <meta:document-statistic meta:table-count="0" meta:image-count="0" meta:object-count="0" meta:page-count="6" meta:paragraph-count="154" meta:word-count="2409" meta:character-count="11907"/>
  </office:meta>
</office:document-meta>
</file>